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3.6783in"/>
    </style:style>
    <style:style style:name="co3" style:family="table-column">
      <style:table-column-properties fo:break-before="auto" style:column-width="0.6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Name0</text:p>
          </table:table-cell>
          <table:table-cell table:style-name="ce1" office:value-type="string" calcext:value-type="string">
            <text:p>Name1</text:p>
          </table:table-cell>
          <table:table-cell table:style-name="ce1" office:value-type="string" calcext:value-type="string">
            <text:p>Count Details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Adobe Creative Cloud 2014</text:p>
          </table:table-cell>
          <table:table-cell office:value-type="string" calcext:value-type="string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Adobe Creative Cloud CS6 + 2013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Adobe Web Premium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001</text:p>
          </table:table-cell>
          <table:table-cell office:value-type="string" calcext:value-type="string">
            <text:p>Autodesk Infrastructure Design Suite Standard 201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001</text:p>
          </table:table-cell>
          <table:table-cell office:value-type="string" calcext:value-type="string">
            <text:p>CrazyBump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001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001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001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FRAP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001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001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001</text:p>
          </table:table-cell>
          <table:table-cell office:value-type="string" calcext:value-type="string">
            <text:p>Maxon CINEMA 4D Broadcast R16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Microsoft SQL Server 2008 Express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001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Microsoft Visual Studio 2010 Professional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001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001</text:p>
          </table:table-cell>
          <table:table-cell office:value-type="string" calcext:value-type="string">
            <text:p>Unity 3d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Adobe Creative Cloud 2014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Adobe Creative Cloud CS6 + 2013</text:p>
          </table:table-cell>
          <table:table-cell office:value-type="string" calcext:value-type="string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Adobe Web Premium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2</text:p>
          </table:table-cell>
          <table:table-cell office:value-type="string" calcext:value-type="string">
            <text:p>Autodesk Infrastructure Design Suite Standard 2015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2</text:p>
          </table:table-cell>
          <table:table-cell office:value-type="string" calcext:value-type="string">
            <text:p>CrazyBump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2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2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2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FRAPS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2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2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2</text:p>
          </table:table-cell>
          <table:table-cell office:value-type="string" calcext:value-type="string">
            <text:p>Maxon CINEMA 4D Broadcast R16 Win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Microsoft SQL Server 2008 Express Edition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2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Microsoft Visual Studio 2010 Professional Edition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2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2</text:p>
          </table:table-cell>
          <table:table-cell office:value-type="string" calcext:value-type="string">
            <text:p>Unity 3d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Adobe Creative Cloud 2014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Adobe Creative Cloud CS6 + 2013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Adobe Web Premium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4</text:p>
          </table:table-cell>
          <table:table-cell office:value-type="string" calcext:value-type="string">
            <text:p>Autodesk Infrastructure Design Suite Standard 201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4</text:p>
          </table:table-cell>
          <table:table-cell office:value-type="string" calcext:value-type="string">
            <text:p>CrazyBump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4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4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4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FRAP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4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4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4</text:p>
          </table:table-cell>
          <table:table-cell office:value-type="string" calcext:value-type="string">
            <text:p>Maxon CINEMA 4D Broadcast R16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Microsoft SQL Server 2008 Express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4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Microsoft Visual Studio 2010 Professional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M 224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M 224</text:p>
          </table:table-cell>
          <table:table-cell office:value-type="string" calcext:value-type="string">
            <text:p>Unity 3d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AccessData Forensic Toolkit 5</text:p>
          </table:table-cell>
          <table:table-cell office:value-type="string" calcext:value-type="string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Adobe Creative Cloud 2014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Adobe Creative Cloud CS6 + 2013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Adobe Web Premium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CrazyBump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CyberLink Power2Go 8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CyberLink PowerDirector 10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Encase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FRAPS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Maxon CINEMA 4D Broadcast R16 Win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Microsoft SQL Server 2008 Express Edition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Microsoft Visual Studio 2010 Professional Edition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0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VMware Player 11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VMware Server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VMware Workstation 11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1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1</text:p>
          </table:table-cell>
          <table:table-cell office:value-type="string" calcext:value-type="string">
            <text:p>Apple GarageBand 10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1</text:p>
          </table:table-cell>
          <table:table-cell office:value-type="string" calcext:value-type="string">
            <text:p>Apple iChat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1</text:p>
          </table:table-cell>
          <table:table-cell office:value-type="string" calcext:value-type="string">
            <text:p>Apple iMovie '13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1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1</text:p>
          </table:table-cell>
          <table:table-cell office:value-type="string" calcext:value-type="string">
            <text:p>Apple iWork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1</text:p>
          </table:table-cell>
          <table:table-cell office:value-type="string" calcext:value-type="string">
            <text:p>Apple Logic Pro Suite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1</text:p>
          </table:table-cell>
          <table:table-cell office:value-type="string" calcext:value-type="string">
            <text:p>Apple Safari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1</text:p>
          </table:table-cell>
          <table:table-cell office:value-type="string" calcext:value-type="string">
            <text:p>Apple Xcode 6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1</text:p>
          </table:table-cell>
          <table:table-cell office:value-type="string" calcext:value-type="string">
            <text:p>Mac OS 10.10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1</text:p>
          </table:table-cell>
          <table:table-cell office:value-type="string" calcext:value-type="string">
            <text:p>Maxon CINEMA 4D Visualize R16 Mac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1</text:p>
          </table:table-cell>
          <table:table-cell office:value-type="string" calcext:value-type="string">
            <text:p>Microsoft Office for Mac 2011 Standard (Volume)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1</text:p>
          </table:table-cell>
          <table:table-cell office:value-type="string" calcext:value-type="string">
            <text:p>VLC PLayer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Adobe Creative Cloud 2014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Adobe Creative Cloud CS6 + 2013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Adobe Web Premium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4</text:p>
          </table:table-cell>
          <table:table-cell office:value-type="string" calcext:value-type="string">
            <text:p>Autodesk Infrastructure Design Suite Standard 201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4</text:p>
          </table:table-cell>
          <table:table-cell office:value-type="string" calcext:value-type="string">
            <text:p>CrazyBump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4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4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4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FRAP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4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4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MATLAB R2015a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4</text:p>
          </table:table-cell>
          <table:table-cell office:value-type="string" calcext:value-type="string">
            <text:p>Maxon CINEMA 4D Broadcast R16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Microsoft SQL Server 2008 Express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4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Microsoft Visual Studio 2010 Professional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104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104</text:p>
          </table:table-cell>
          <table:table-cell office:value-type="string" calcext:value-type="string">
            <text:p>Unity 3d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AccessData Forensic Toolkit 5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Adobe Creative Cloud 2014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Adobe Creative Cloud CS6 + 2013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Adobe Web Premium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CrazyBump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Encase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FRAPS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IBM SPSS Statistics Standard 23 Win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Internet Evidence Finder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MATLAB R2015a Win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Maxon CINEMA 4D Broadcast R16 Win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Microsoft SQL Server 2008 Express Edition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Microsoft Visual Studio 2010 Professional Edition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ter 200</text:p>
          </table:table-cell>
          <table:table-cell office:value-type="string" calcext:value-type="string">
            <text:p>Unity 3d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VMware Player 11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VMware Server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VMware Workstation 11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Adobe Creative Suite 6 Master Collection Win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Adobe Design Premium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eman laptop cart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eman laptop cart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eman laptop cart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Graphical Analysis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eman laptop cart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eman laptop cart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eman laptop cart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Microsoft Visual Studio 2013 Unknown Edition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eman laptop cart</text:p>
          </table:table-cell>
          <table:table-cell office:value-type="string" calcext:value-type="string">
            <text:p>Piriform CCleaner 4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man laptop cart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eman laptop cart</text:p>
          </table:table-cell>
          <table:table-cell office:value-type="string" calcext:value-type="string">
            <text:p>VLC PLayer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2</text:p>
          </table:table-cell>
          <table:table-cell office:value-type="string" calcext:value-type="string">
            <text:p>(6.x -&gt; logged Product)</text:p>
          </table:table-cell>
          <table:table-cell office:value-type="string" calcext:value-type="string">
            <text:p>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2</text:p>
          </table:table-cell>
          <table:table-cell office:value-type="string" calcext:value-type="string">
            <text:p>Adobe Creative Cloud 2014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2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2</text:p>
          </table:table-cell>
          <table:table-cell office:value-type="string" calcext:value-type="string">
            <text:p>Apple GarageBand 10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2</text:p>
          </table:table-cell>
          <table:table-cell office:value-type="string" calcext:value-type="string">
            <text:p>Apple iChat</text:p>
          </table:table-cell>
          <table:table-cell office:value-type="string" calcext:value-type="string">
            <text:p>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2</text:p>
          </table:table-cell>
          <table:table-cell office:value-type="string" calcext:value-type="string">
            <text:p>Apple iMovie '13</text:p>
          </table:table-cell>
          <table:table-cell office:value-type="string" calcext:value-type="string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2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2</text:p>
          </table:table-cell>
          <table:table-cell office:value-type="string" calcext:value-type="string">
            <text:p>Apple iWork</text:p>
          </table:table-cell>
          <table:table-cell office:value-type="string" calcext:value-type="string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2</text:p>
          </table:table-cell>
          <table:table-cell office:value-type="string" calcext:value-type="string">
            <text:p>Apple Logic Pro Suite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2</text:p>
          </table:table-cell>
          <table:table-cell office:value-type="string" calcext:value-type="string">
            <text:p>Apple Safari</text:p>
          </table:table-cell>
          <table:table-cell office:value-type="string" calcext:value-type="string">
            <text:p>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2</text:p>
          </table:table-cell>
          <table:table-cell office:value-type="string" calcext:value-type="string">
            <text:p>Apple Xcode 6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2</text:p>
          </table:table-cell>
          <table:table-cell office:value-type="string" calcext:value-type="string">
            <text:p>Mac OS 10.10</text:p>
          </table:table-cell>
          <table:table-cell office:value-type="string" calcext:value-type="string">
            <text:p>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2</text:p>
          </table:table-cell>
          <table:table-cell office:value-type="string" calcext:value-type="string">
            <text:p>Maxon CINEMA 4D Visualize R16 Mac</text:p>
          </table:table-cell>
          <table:table-cell office:value-type="string" calcext:value-type="string">
            <text:p>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2</text:p>
          </table:table-cell>
          <table:table-cell office:value-type="string" calcext:value-type="string">
            <text:p>Microsoft Office for Mac 2011 Standard (Volume)</text:p>
          </table:table-cell>
          <table:table-cell office:value-type="string" calcext:value-type="string">
            <text:p>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2</text:p>
          </table:table-cell>
          <table:table-cell office:value-type="string" calcext:value-type="string">
            <text:p>VLC PLayer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4</text:p>
          </table:table-cell>
          <table:table-cell office:value-type="string" calcext:value-type="string">
            <text:p>(6.x -&gt; logged Product)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4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4</text:p>
          </table:table-cell>
          <table:table-cell office:value-type="string" calcext:value-type="string">
            <text:p>Apple GarageBand 10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4</text:p>
          </table:table-cell>
          <table:table-cell office:value-type="string" calcext:value-type="string">
            <text:p>Apple iChat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4</text:p>
          </table:table-cell>
          <table:table-cell office:value-type="string" calcext:value-type="string">
            <text:p>Apple iMovie '13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4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4</text:p>
          </table:table-cell>
          <table:table-cell office:value-type="string" calcext:value-type="string">
            <text:p>Apple iWork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4</text:p>
          </table:table-cell>
          <table:table-cell office:value-type="string" calcext:value-type="string">
            <text:p>Apple Logic Pro Suite</text:p>
          </table:table-cell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4</text:p>
          </table:table-cell>
          <table:table-cell office:value-type="string" calcext:value-type="string">
            <text:p>Apple Safari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4</text:p>
          </table:table-cell>
          <table:table-cell office:value-type="string" calcext:value-type="string">
            <text:p>Apple Xcode 6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4</text:p>
          </table:table-cell>
          <table:table-cell office:value-type="string" calcext:value-type="string">
            <text:p>Mac OS 10.10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4</text:p>
          </table:table-cell>
          <table:table-cell office:value-type="string" calcext:value-type="string">
            <text:p>Maxon CINEMA 4D Visualize R16 Mac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4</text:p>
          </table:table-cell>
          <table:table-cell office:value-type="string" calcext:value-type="string">
            <text:p>Microsoft Office for Mac 2011 Standard (Volume)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4</text:p>
          </table:table-cell>
          <table:table-cell office:value-type="string" calcext:value-type="string">
            <text:p>VLC PLayer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5</text:p>
          </table:table-cell>
          <table:table-cell office:value-type="string" calcext:value-type="string">
            <text:p>(6.x -&gt; logged Product)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5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5</text:p>
          </table:table-cell>
          <table:table-cell office:value-type="string" calcext:value-type="string">
            <text:p>Apple GarageBand 10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5</text:p>
          </table:table-cell>
          <table:table-cell office:value-type="string" calcext:value-type="string">
            <text:p>Apple iChat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5</text:p>
          </table:table-cell>
          <table:table-cell office:value-type="string" calcext:value-type="string">
            <text:p>Apple iMovie '13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5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5</text:p>
          </table:table-cell>
          <table:table-cell office:value-type="string" calcext:value-type="string">
            <text:p>Apple iWork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5</text:p>
          </table:table-cell>
          <table:table-cell office:value-type="string" calcext:value-type="string">
            <text:p>Apple Logic Pro Suite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5</text:p>
          </table:table-cell>
          <table:table-cell office:value-type="string" calcext:value-type="string">
            <text:p>Apple Safari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5</text:p>
          </table:table-cell>
          <table:table-cell office:value-type="string" calcext:value-type="string">
            <text:p>Apple Xcode 6</text:p>
          </table:table-cell>
          <table:table-cell office:value-type="string" calcext:value-type="string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5</text:p>
          </table:table-cell>
          <table:table-cell office:value-type="string" calcext:value-type="string">
            <text:p>Mac OS 10.10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5</text:p>
          </table:table-cell>
          <table:table-cell office:value-type="string" calcext:value-type="string">
            <text:p>Maxon CINEMA 4D Visualize R16 Mac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 015</text:p>
          </table:table-cell>
          <table:table-cell office:value-type="string" calcext:value-type="string">
            <text:p>Microsoft Office for Mac 2011 Standard (Volume)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 015</text:p>
          </table:table-cell>
          <table:table-cell office:value-type="string" calcext:value-type="string">
            <text:p>VLC PLayer</text:p>
          </table:table-cell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Adobe Creative Cloud 2014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Adobe Creative Cloud CS6 + 2013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Adobe Web Premium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Cart1</text:p>
          </table:table-cell>
          <table:table-cell office:value-type="string" calcext:value-type="string">
            <text:p>CrazyBump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Cart1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Cart1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Cart1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FRAPS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IBM SPSS Statistics Standard 23 Wi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Cart1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Cart1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Cart1</text:p>
          </table:table-cell>
          <table:table-cell office:value-type="string" calcext:value-type="string">
            <text:p>Maxon CINEMA 4D Broadcast R16 Wi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Microsoft SQL Server 2008 Express Editio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Cart1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Microsoft Visual Studio 2010 Professional Editio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elandCart1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elandCart1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Adobe Creative Cloud 2014</text:p>
          </table:table-cell>
          <table:table-cell office:value-type="string" calcext:value-type="string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Adobe Creative Cloud CS6 + 2013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Adobe Web Premium</text:p>
          </table:table-cell>
          <table:table-cell office:value-type="string" calcext:value-type="string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2nd Floor Lab</text:p>
          </table:table-cell>
          <table:table-cell office:value-type="string" calcext:value-type="string">
            <text:p>CrazyBump</text:p>
          </table:table-cell>
          <table:table-cell office:value-type="string" calcext:value-type="string">
            <text:p>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2nd Floor Lab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FRAP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IBM SPSS Statistics Standard 23 Win</text:p>
          </table:table-cell>
          <table:table-cell office:value-type="string" calcext:value-type="string">
            <text:p>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2nd Floor Lab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2nd Floor Lab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MATLAB R2015a Win</text:p>
          </table:table-cell>
          <table:table-cell office:value-type="string" calcext:value-type="string">
            <text:p>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2nd Floor Lab</text:p>
          </table:table-cell>
          <table:table-cell office:value-type="string" calcext:value-type="string">
            <text:p>Maxon CINEMA 4D Broadcast R16 Win</text:p>
          </table:table-cell>
          <table:table-cell office:value-type="string" calcext:value-type="string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Microsoft SQL Server 2008 Express Edition</text:p>
          </table:table-cell>
          <table:table-cell office:value-type="string" calcext:value-type="string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2nd Floor Lab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Microsoft Visual Studio 2010 Professional Edition</text:p>
          </table:table-cell>
          <table:table-cell office:value-type="string" calcext:value-type="string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2nd Floor Lab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2nd Floor Lab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Adobe Creative Cloud 2014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Adobe Creative Cloud CS6 + 2013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Adobe Web Premium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08</text:p>
          </table:table-cell>
          <table:table-cell office:value-type="string" calcext:value-type="string">
            <text:p>CrazyBump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08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FRAPS</text:p>
          </table:table-cell>
          <table:table-cell office:value-type="string" calcext:value-type="string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08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08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08</text:p>
          </table:table-cell>
          <table:table-cell office:value-type="string" calcext:value-type="string">
            <text:p>Maxon CINEMA 4D Broadcast R16 Win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Microsoft SQL Server 2008 Express Edition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08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Microsoft Visual Studio 2010 Professional Edition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08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08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08</text:p>
          </table:table-cell>
          <table:table-cell office:value-type="string" calcext:value-type="string">
            <text:p>VLC PLayer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Adobe Acrobat XI Pro Wi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rd Floor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rd Floor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rd Floor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rd Floor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rd Floor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rd Floor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rd Floor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3rd Floor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3rd Floor</text:p>
          </table:table-cell>
          <table:table-cell office:value-type="string" calcext:value-type="string">
            <text:p>TeamViewer 10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Adobe Creative Suite 6 Master Collection Win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Adobe Design Premium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Google Apps Migration for Microsoft Outlook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Google Apps Sync Profile Editor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Graphical Analysis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crosoft Visual Studio 2013 Unknown Edition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Piriform CCleaner 4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TeamViewer 9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Circ Desk</text:p>
          </table:table-cell>
          <table:table-cell office:value-type="string" calcext:value-type="string">
            <text:p>VLC PLayer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Ground Floor</text:p>
          </table:table-cell>
          <table:table-cell office:value-type="string" calcext:value-type="string">
            <text:p>@WATCH - BearShare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Adobe Acrobat XI Pro Win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Adobe Creative Suite 6 Master Collection Wi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Adobe Design Premium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Ground Floor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Ground Floor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Ground Floor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Google Apps Migration for Microsoft Outlook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Google Apps Sync Profile Editor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Google Toolbar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Graphical Analysis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Ground Floor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Ground Floor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Microsoft Office 2010 Professional Plus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Microsoft Project 2010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Ground Floor</text:p>
          </table:table-cell>
          <table:table-cell office:value-type="string" calcext:value-type="string">
            <text:p>Microsoft Visio 2010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Ground Floor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Microsoft Visual Studio 2013 Unknown Editio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Ground Floor</text:p>
          </table:table-cell>
          <table:table-cell office:value-type="string" calcext:value-type="string">
            <text:p>Piriform CCleaner 4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Ground Floor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 Ground Floor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Ground Floor</text:p>
          </table:table-cell>
          <table:table-cell office:value-type="string" calcext:value-type="string">
            <text:p>TeamViewer 6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C Ground Floor</text:p>
          </table:table-cell>
          <table:table-cell office:value-type="string" calcext:value-type="string">
            <text:p>VLC PLayer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@WATCH - Valve's Half-Life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Adobe Acrobat XI Pro Win</text:p>
          </table:table-cell>
          <table:table-cell office:value-type="string" calcext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Adobe Creative Cloud 2014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Adobe Creative Cloud CS6 + 2013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Adobe Creative Suite 6 Master Collection Win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Adobe Design Premium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Adobe Web Premium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CrazyBump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Evernote 5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FRAPS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Graphical Analysis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Internet Explorer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Maxon CINEMA 4D Broadcast R16 Win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Microsoft SQL Server 2008 Express Edition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Microsoft Visual Studio 2010 Professional Edition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mimikatz for Windows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Piriform CCleaner 4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0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TeamViewer 10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VLC PLayer</text:p>
          </table:table-cell>
          <table:table-cell office:value-type="string" calcext:value-type="string">
            <text:p>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VMware Player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VMware Player 11</text:p>
          </table:table-cell>
          <table:table-cell office:value-type="string" calcext:value-type="string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VMware Server</text:p>
          </table:table-cell>
          <table:table-cell office:value-type="string" calcext:value-type="string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VMware Workstation 11</text:p>
          </table:table-cell>
          <table:table-cell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@WATCH - Valve's Half-Life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Adobe Acrobat X Pro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Adobe Creative Suite 6 Master Collection Win</text:p>
          </table:table-cell>
          <table:table-cell office:value-type="string" calcext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Adobe Design Premium</text:p>
          </table:table-cell>
          <table:table-cell office:value-type="string" calcext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Encase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Graphical Analysis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Internet Explorer</text:p>
          </table:table-cell>
          <table:table-cell office:value-type="string" calcext:value-type="string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Piriform CCleaner 4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ff 102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TeamViewer 10 Win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VLC PLayer</text:p>
          </table:table-cell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VMware Player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VMware Player 11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VMware Server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VMware Workstation 11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WinRAR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7-zip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Adobe Creative Cloud 2014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Adobe Creative Cloud 201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Adobe Creative Cloud CS6 + 2013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Adobe Web Premium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All non MS browser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Apple iTune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CrazyBump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DivX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DropBox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ESET Antiviru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ESET NOD32 Antivirus 5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FRAPS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Google Toolbar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IBM SPSS Statistics Standard 23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InfraRecorder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KeyVerify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MATLAB R2015a Win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Maxon CINEMA 4D Broadcast R16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Microsoft Office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Microsoft Office 2013 Professional Plus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Microsoft Paint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Microsoft Project 2013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Microsoft SQL Server 2008 Express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Microsoft SQL Server 2012 Unknown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Microsoft SQL Server 2014 Standard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Microsoft Visio 2013 Wi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Microsoft Visual Studio 2010 Professional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Microsoft Visual Studio 2013 Professional Edition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Microsoft Windows 7 Enterprise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Piriform CCleaner 5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Putty SSH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TeamViewer 10 Win</text:p>
          </table:table-cell>
          <table:table-cell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k 101</text:p>
          </table:table-cell>
          <table:table-cell office:value-type="string" calcext:value-type="string">
            <text:p>Unity 3d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VMware Player 11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VMware Server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VMware Workstation 11</text:p>
          </table:table-cell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ck 101</text:p>
          </table:table-cell>
          <table:table-cell office:value-type="string" calcext:value-type="string">
            <text:p>WinRAR</text:p>
          </table:table-cell>
          <table:table-cell office:value-type="string" calcext:value-type="string">
            <text:p>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3pt double #3f3f3f" style:border-line-width="0.0138in 0.0138in 0.0138in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3pt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3pt double #4f81bd" style:border-line-width-bottom="0.0138in 0.0138in 0.0138in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0000-00-00T15:19:59.8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4T17:12:27.940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1" meta:cell-count="1727" meta:object-count="0"/>
  </office:meta>
</office:document-meta>
</file>